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text-line-through-style="none" style:font-name="apple-system" fo:font-size="10.5pt" fo:letter-spacing="normal" fo:font-style="normal" style:text-underline-style="none" fo:font-weight="bold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elia, </text:p>
      <text:p text:style-name="Standard">llevo no se cuanto rato intentando solucionar el error 404 que me sale de la web creada al subirlo a github, he preguntado a mis compañeros, me han dicho que lo suba por separado, lo he hecho y nada, lo he subido todo junto y nada. Lo hemos subido desde el github de luis y si que FUNCIONA!!!! de verdad que no sé que esta pasando, te dejo el enlace a su github;</text:p>
      <text:p text:style-name="P1"><text:span text:style-name="T1">https://luisofrecio90.github.io/Smr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5T22:36:38.91</meta:creation-date>
    <dc:date>2023-01-26T00:07:22.28</dc:date>
    <meta:editing-duration>PT1H1M56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3" meta:word-count="75" meta:character-count="407"/>
  </office:meta>
</office:document-meta>
</file>